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5ed1" officeooo:paragraph-rsid="00185ed1"/>
    </style:style>
    <style:style style:name="P2" style:family="paragraph" style:parent-style-name="Standard">
      <style:text-properties officeooo:rsid="001a0fcc" officeooo:paragraph-rsid="001a0fcc"/>
    </style:style>
    <style:style style:name="P3" style:family="paragraph" style:parent-style-name="Standard">
      <style:text-properties officeooo:rsid="001bd589" officeooo:paragraph-rsid="001bd589"/>
    </style:style>
    <style:style style:name="P4" style:family="paragraph" style:parent-style-name="Standard">
      <style:text-properties officeooo:rsid="001f512c" officeooo:paragraph-rsid="001f512c"/>
    </style:style>
    <style:style style:name="P5" style:family="paragraph" style:parent-style-name="Standard">
      <style:text-properties officeooo:rsid="00232bee" officeooo:paragraph-rsid="00232bee"/>
    </style:style>
    <style:style style:name="P6" style:family="paragraph" style:parent-style-name="Standard">
      <style:text-properties officeooo:rsid="002582e2" officeooo:paragraph-rsid="002582e2"/>
    </style:style>
    <style:style style:name="P7" style:family="paragraph" style:parent-style-name="Standard">
      <style:text-properties officeooo:rsid="00287620" officeooo:paragraph-rsid="00287620"/>
    </style:style>
    <style:style style:name="P8" style:family="paragraph" style:parent-style-name="Standard">
      <style:text-properties fo:font-style="normal" officeooo:rsid="002b3fd2" officeooo:paragraph-rsid="002b3fd2" style:font-style-asian="normal" style:font-style-complex="normal"/>
    </style:style>
    <style:style style:name="P9" style:family="paragraph" style:parent-style-name="Standard">
      <style:text-properties fo:font-style="normal" officeooo:rsid="002d9a21" officeooo:paragraph-rsid="002d9a21" style:font-style-asian="normal" style:font-style-complex="normal"/>
    </style:style>
    <style:style style:name="P10" style:family="paragraph" style:parent-style-name="Standard" style:list-style-name="L1">
      <style:text-properties officeooo:rsid="00185ed1" officeooo:paragraph-rsid="00185ed1"/>
    </style:style>
    <style:style style:name="P11" style:family="paragraph" style:parent-style-name="Standard" style:list-style-name="L1">
      <style:text-properties officeooo:rsid="0019a37d" officeooo:paragraph-rsid="0019a37d"/>
    </style:style>
    <style:style style:name="P12" style:family="paragraph" style:parent-style-name="Standard" style:list-style-name="L2">
      <style:text-properties officeooo:rsid="001a0fcc" officeooo:paragraph-rsid="001a0fcc"/>
    </style:style>
    <style:style style:name="P13" style:family="paragraph" style:parent-style-name="Standard" style:list-style-name="L3">
      <style:text-properties officeooo:rsid="001a0fcc" officeooo:paragraph-rsid="001a0fcc"/>
    </style:style>
    <style:style style:name="P14" style:family="paragraph" style:parent-style-name="Standard" style:list-style-name="L4">
      <style:text-properties officeooo:rsid="001a0fcc" officeooo:paragraph-rsid="001a0fcc"/>
    </style:style>
    <style:style style:name="P15" style:family="paragraph" style:parent-style-name="Standard" style:list-style-name="L5">
      <style:text-properties officeooo:rsid="001bd589" officeooo:paragraph-rsid="001bd589"/>
    </style:style>
    <style:style style:name="P16" style:family="paragraph" style:parent-style-name="Standard" style:list-style-name="L5">
      <style:text-properties fo:font-style="normal" officeooo:rsid="001bd589" officeooo:paragraph-rsid="001bd589" style:font-style-asian="normal" style:font-style-complex="normal"/>
    </style:style>
    <style:style style:name="P17" style:family="paragraph" style:parent-style-name="Standard">
      <style:text-properties fo:font-style="normal" officeooo:rsid="001bd589" officeooo:paragraph-rsid="001bd589" style:font-style-asian="normal" style:font-style-complex="normal"/>
    </style:style>
    <style:style style:name="P18" style:family="paragraph" style:parent-style-name="Standard" style:list-style-name="L6">
      <style:text-properties fo:font-style="normal" officeooo:rsid="001bd589" officeooo:paragraph-rsid="001bd589" style:font-style-asian="normal" style:font-style-complex="normal"/>
    </style:style>
    <style:style style:name="P19" style:family="paragraph" style:parent-style-name="Standard" style:list-style-name="L7">
      <style:text-properties fo:font-style="normal" officeooo:rsid="001bd589" officeooo:paragraph-rsid="001bd589" style:font-style-asian="normal" style:font-style-complex="normal"/>
    </style:style>
    <style:style style:name="P20" style:family="paragraph" style:parent-style-name="Standard" style:list-style-name="L7">
      <style:text-properties fo:font-style="normal" officeooo:rsid="001d3167" officeooo:paragraph-rsid="001d3167" style:font-style-asian="normal" style:font-style-complex="normal"/>
    </style:style>
    <style:style style:name="P21" style:family="paragraph" style:parent-style-name="Standard">
      <style:text-properties fo:font-style="normal" officeooo:rsid="001df4a2" officeooo:paragraph-rsid="001df4a2" style:font-style-asian="normal" style:font-style-complex="normal"/>
    </style:style>
    <style:style style:name="P22" style:family="paragraph" style:parent-style-name="Standard">
      <style:text-properties fo:font-style="normal" officeooo:rsid="001f512c" officeooo:paragraph-rsid="001f512c" style:font-style-asian="normal" style:font-style-complex="normal"/>
    </style:style>
    <style:style style:name="P23" style:family="paragraph" style:parent-style-name="Standard">
      <style:text-properties fo:font-style="normal" officeooo:rsid="00232bee" officeooo:paragraph-rsid="00232bee" style:font-style-asian="normal" style:font-style-complex="normal"/>
    </style:style>
    <style:style style:name="P24" style:family="paragraph" style:parent-style-name="Standard">
      <style:text-properties fo:font-style="normal" officeooo:rsid="0024ef46" officeooo:paragraph-rsid="00232bee" style:font-style-asian="normal" style:font-style-complex="normal"/>
    </style:style>
    <style:style style:name="P25" style:family="paragraph" style:parent-style-name="Standard">
      <style:text-properties fo:font-style="normal" officeooo:rsid="0026bdbc" officeooo:paragraph-rsid="0026bdbc" style:font-style-asian="normal" style:font-style-complex="normal"/>
    </style:style>
    <style:style style:name="P26" style:family="paragraph" style:parent-style-name="Standard">
      <style:text-properties fo:font-style="normal" officeooo:rsid="002a5fa1" officeooo:paragraph-rsid="002a5fa1" style:font-style-asian="normal" style:font-style-complex="normal"/>
    </style:style>
    <style:style style:name="P27" style:family="paragraph" style:parent-style-name="Standard" style:list-style-name="L8">
      <style:text-properties fo:font-style="normal" officeooo:rsid="002d9a21" officeooo:paragraph-rsid="002d9a21" style:font-style-asian="normal" style:font-style-complex="normal"/>
    </style:style>
    <style:style style:name="P28" style:family="paragraph" style:parent-style-name="Standard">
      <style:text-properties officeooo:rsid="00287620" officeooo:paragraph-rsid="00287620"/>
    </style:style>
    <style:style style:name="P29" style:family="paragraph" style:parent-style-name="Standard">
      <style:text-properties officeooo:rsid="00287620" officeooo:paragraph-rsid="002e7166"/>
    </style:style>
    <style:style style:name="T1" style:family="text">
      <style:text-properties officeooo:rsid="0019a37d"/>
    </style:style>
    <style:style style:name="T2" style:family="text">
      <style:text-properties officeooo:rsid="001bb9e4"/>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4ef46" style:font-style-asian="normal" style:font-style-complex="normal"/>
    </style:style>
    <style:style style:name="T6" style:family="text">
      <style:text-properties officeooo:rsid="0028875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29"/>
      <text:p text:style-name="P7">Manzano was a house slave, btw; <text:span text:style-name="T6">this is how he was able to develop his writing talents and being able to write at all</text:span></text:p>
      <text:p text:style-name="P1"/>
      <text:p text:style-name="P1"/>
      <text:p text:style-name="P1"/>
      <text:p text:style-name="P1">Domingo Del Monte (tertulia) – Manzano’s sponsor</text:p>
      <text:p text:style-name="P1"/>
      <text:p text:style-name="P1">Cantos a Lesbia – 1821</text:p>
      <text:p text:style-name="P1"/>
      <text:p text:style-name="P1">Flores pasaqeras – 1880</text:p>
      <text:p text:style-name="P1"/>
      <text:p text:style-name="P1"/>
      <text:p text:style-name="P1"/>
      <text:p text:style-name="P1">Arselmo Suares y Romero </text:p>
      <text:p text:style-name="P1"/>
      <text:p text:style-name="P1"/>
      <text:p text:style-name="P1"/>
      <text:p text:style-name="P1">Del Monte was <text:span text:style-name="T1">famous for his “</text:span>humanitarian<text:span text:style-name="T1">ism”</text:span> and considered himself anti-slavery, but he was a slave owner; considered his slave-owning “honest capitalism” </text:p>
      <text:list xml:id="list889965318" text:style-name="L1">
        <text:list-item>
          <text:p text:style-name="P10">Hypocritical</text:p>
        </text:list-item>
        <text:list-item>
          <text:p text:style-name="P10">He was nominally an abolitionist, but he owned slaves and thought non-whites were inferior than white people; was a huge proponent of white immigration, “they’ll run us over and declare independence if we don’t have enough white people here”</text:p>
          <text:list>
            <text:list-item>
              <text:p text:style-name="P10">so on terms of being an abolitionist, he was all talk</text:p>
            </text:list-item>
          </text:list>
        </text:list-item>
        <text:list-item>
          <text:p text:style-name="P11">then again, he did sponsor Manzano and helped raise for his freedom; I think he’s the type who was okay with helping a slave out, but not okay with actually overturning the institution that put that slave in the poor position he was in</text:p>
          <text:list>
            <text:list-item>
              <text:p text:style-name="P11">furthermore, he literally was part of said institution; he’s literally a slave-owner; ideally if he cared, he’d let his slaves go, but maybe that was a bit complicated</text:p>
              <text:list>
                <text:list-item>
                  <text:p text:style-name="P11">though I definitely think that part of it was that he didn’t want to give up his cushy lifestyle</text:p>
                </text:list-item>
              </text:list>
            </text:list-item>
          </text:list>
        </text:list-item>
      </text:list>
      <text:p text:style-name="P1"/>
      <text:p text:style-name="P1"/>
      <text:p text:style-name="P1">1808 <text:s/>- 1826 = the time where Latin American countries tried to gain independence from Spain</text:p>
      <text:p text:style-name="P1"/>
      <text:p text:style-name="P1"/>
      <text:p text:style-name="P1">The Cubans as a whole didn’t want a “black republic”, considered the developed countries as being developed because the people there were white. </text:p>
      <text:p text:style-name="P1"/>
      <text:p text:style-name="P1"/>
      <text:p text:style-name="P1"/>
      <text:p text:style-name="P2">The nature of the interdependenc<text:span text:style-name="T2">e</text:span> between “master” and “slave”</text:p>
      <text:p text:style-name="P2"/>
      <text:p text:style-name="P2">master gets: </text:p>
      <text:list xml:id="list634264545" text:style-name="L2">
        <text:list-item>
          <text:p text:style-name="P12">literally servants that they don’t need to pay ever; had the slaves cook for them, bathe them, clothe them, etc. </text:p>
        </text:list-item>
        <text:list-item>
          <text:p text:style-name="P12">also gets the money from the slaves’ labor</text:p>
        </text:list-item>
      </text:list>
      <text:p text:style-name="P2"><text:soft-page-break/></text:p>
      <text:p text:style-name="P2">slave gets:</text:p>
      <text:list xml:id="list1183595031" text:style-name="L3">
        <text:list-item>
          <text:p text:style-name="P13">food and shelter</text:p>
        </text:list-item>
        <text:list-item>
          <text:p text:style-name="P13">that’s it</text:p>
        </text:list-item>
      </text:list>
      <text:p text:style-name="P2"/>
      <text:p text:style-name="P2">It was a relationship that was upheld by fear and brutality</text:p>
      <text:p text:style-name="P2"/>
      <text:p text:style-name="P2">Ideally, from the POV of the slavemaster, a slave is an extension of the master and their will; the slave lives for their master</text:p>
      <text:p text:style-name="P2"/>
      <text:p text:style-name="P2">Ideally from the POV of the slave, the slave denies their own existence as an individual and accepts their existence as a tool or an arm of the slavemaster</text:p>
      <text:p text:style-name="P2"/>
      <text:p text:style-name="P2">for this “relationship” to work, the slavemaster must get the slave to exist as an extension of the former; <text:s/>most people aren’t going to just do that without getting anything in return, so this is achieved by the master brutalizing or threatening to brutalize the slave, in order to break their will</text:p>
      <text:list xml:id="list220286820" text:style-name="L4">
        <text:list-item>
          <text:p text:style-name="P14">Violence against the body, and violence against the mind</text:p>
        </text:list-item>
      </text:list>
      <text:p text:style-name="P2"/>
      <text:p text:style-name="P3"/>
      <text:p text:style-name="P3"/>
      <text:p text:style-name="P3">the way that slaveowners justified the intitution of slavery was by dehumanizing black people</text:p>
      <text:p text:style-name="P3"><text:tab/>slave factory – places on the African coast that “processes” Africans into slaves to be bought and sold </text:p>
      <text:list xml:id="list4193220345" text:style-name="L5">
        <text:list-item>
          <text:p text:style-name="P15"><text:span text:style-name="T4">factory - a process that produces </text:span><text:span text:style-name="T3">things</text:span><text:span text:style-name="T4"> for the buyer</text:span></text:p>
          <text:list>
            <text:list-item>
              <text:p text:style-name="P16">they’re not human to the sellers, they’re things, resources, equipment</text:p>
            </text:list-item>
          </text:list>
        </text:list-item>
      </text:list>
      <text:p text:style-name="P17"/>
      <text:p text:style-name="P17">Piezas de Ebano – Pieces of Ebony </text:p>
      <text:list xml:id="list92484142" text:style-name="L6">
        <text:list-item>
          <text:p text:style-name="P18">slaves were called this </text:p>
        </text:list-item>
        <text:list-item>
          <text:p text:style-name="P18">another instance of objectification and dehumanization</text:p>
        </text:list-item>
        <text:list-item>
          <text:p text:style-name="P18">the term “pieza” is based on their “work value”; a couple children can be considered 1 pieza to sellers and buyers depending on the amount and kind of work they’re capable of</text:p>
        </text:list-item>
      </text:list>
      <text:p text:style-name="P17"/>
      <text:p text:style-name="P17"/>
      <text:p text:style-name="P17">negro </text:p>
      <text:list xml:id="list3662860745" text:style-name="L7">
        <text:list-item>
          <text:p text:style-name="P19">“You might have been a hunter, farmer, sculptor, etc before slavery but once you’re enslaved, you’re just a slave”</text:p>
        </text:list-item>
        <text:list-item>
          <text:p text:style-name="P19">esclavo – “All Africans are slaves, so all slaves are African”</text:p>
        </text:list-item>
        <text:list-item>
          <text:p text:style-name="P20">in Latin America, has been (is still) used; depends on the context and the way it’s said, can be affectionate, can be just a name for a demographic, can be an insult, etc. </text:p>
        </text:list-item>
      </text:list>
      <text:p text:style-name="P17"/>
      <text:p text:style-name="P17"/>
      <text:p text:style-name="P17">Race and slavery are constructs that people made up </text:p>
      <text:p text:style-name="P17"/>
      <text:p text:style-name="P17"/>
      <text:p text:style-name="P17">Difference between what a word denotes and what a word connotes; this is something to keep in mind in poetry, this is something we’ll explore</text:p>
      <text:p text:style-name="P17"/>
      <text:p text:style-name="P17"/>
      <text:p text:style-name="P17"/>
      <text:p text:style-name="P21"><text:soft-page-break/>What happens when the “breaking” process of a slave is complete? - The slave has accepted their role as a slave, but even then it’s not always the case; many slaves either didn’t bend to their masters’ will or rebelled in their minds or where their masters couldn’t see</text:p>
      <text:p text:style-name="P21"/>
      <text:p text:style-name="P21">“I’m a slave, but that’s not all I am”</text:p>
      <text:p text:style-name="P21"/>
      <text:p text:style-name="P21">double-consciousness: an enslaved person can have a double consciousness, where they see themselves as a slave, but also see themselves as an individual who can or ought to be able to live for themselves</text:p>
      <text:p text:style-name="P21"/>
      <text:p text:style-name="P4"><text:span text:style-name="T4">this isn’t about slavery but </text:span><text:a xlink:type="simple" xlink:href="https://plato.stanford.edu/entries/double-consciousness/" text:style-name="Internet_20_link" text:visited-style-name="Visited_20_Internet_20_Link"><text:span text:style-name="T4">this I think is useful for the double conscousness thing</text:span></text:a></text:p>
      <text:p text:style-name="P22"/>
      <text:p text:style-name="P22">something something “you can enslave my body but you can’t enslave my mind”, I think </text:p>
      <text:p text:style-name="P22"/>
      <text:p text:style-name="P22"/>
      <text:p text:style-name="P22"/>
      <text:p text:style-name="P23">Manzano was like that. Then he was able to gain cultural capital through his published writings. </text:p>
      <text:p text:style-name="P23"/>
      <text:p text:style-name="P5"><text:span text:style-name="T4">“</text:span><text:span text:style-name="T5">I never dreamed that I’d be so important that my name would be circulating in Europe”</text:span></text:p>
      <text:p text:style-name="P24"/>
      <text:p text:style-name="P6"><text:span text:style-name="T5">A</text:span><text:span text:style-name="T4">lienation from the product of his labor – he wrote, but he was unable to enjoy the fruits of his labor due to being a slave</text:span></text:p>
      <text:p text:style-name="P25"/>
      <text:p text:style-name="P25">His mistress who was incredibly jealous of him forbade him to write and attempted to censor his writings. </text:p>
      <text:p text:style-name="P25"/>
      <text:p text:style-name="P25">This alienation is a core part of the experience of an enslaved person; they get next to nothing from their labor, all of it goes to their masters</text:p>
      <text:p text:style-name="P25"/>
      <text:p text:style-name="P25"/>
      <text:p text:style-name="P26"/>
      <text:p text:style-name="P26"/>
      <text:p text:style-name="P8">Manzano considered his mother as an esteemed and distinguished woman of reason, and the source of his talents; doesn’t use the term “negra” for her as it’s a slaveowner term and he had too much respect for him</text:p>
      <text:p text:style-name="P8"/>
      <text:p text:style-name="P9">His mother was a wet-nurse</text:p>
      <text:list xml:id="list3733929064" text:style-name="L8">
        <text:list-item>
          <text:p text:style-name="P27">breastfeeding the master’s babies</text:p>
        </text:list-item>
        <text:list-item>
          <text:p text:style-name="P27">so the mistresses wouldn’t have to do it; god the masters and mistresses were so spoiled</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3T15:08:24.221288446</meta:creation-date>
    <dc:date>2021-09-13T18:32:42.052418878</dc:date>
    <meta:editing-duration>PT54M17S</meta:editing-duration>
    <meta:editing-cycles>18</meta:editing-cycles>
    <meta:generator>LibreOffice/7.2.0.4$Linux_X86_64 LibreOffice_project/20$Build-4</meta:generator>
    <meta:document-statistic meta:table-count="0" meta:image-count="0" meta:object-count="0" meta:page-count="3" meta:paragraph-count="54" meta:word-count="920" meta:character-count="5167" meta:non-whitespace-character-count="4298"/>
  </office:meta>
</office:document-meta>
</file>